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float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float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float*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float averageDegree(): calculates and returns the average (not necessarily integer) degree of the nodes in the Graph </text:p>
      <text:p text:style-name="Standard"/>
      <text:p text:style-name="Standard"><text:tab/><text:tab/>float weightedClusteringCoefficient(): multithreaded method which calculates and returns the mean clustering coefficient of the nodes in the Graph using the method Vertex::clusteringCoefficient(); weights each Vertex's contribution by (k * (k-1))/2, where k is the degree of the node, and the expression given is the number of possible connected triples including that node</text:p>
      <text:p text:style-name="Standard"/>
      <text:p text:style-name="Standard"><text:tab/><text:tab/>float unweightedClusteringCoefficient(): multithreaded method which returns the mean clustering coefficient of the nodes in the Graph, weighting each node in the Graph equally</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method to memoize the entire Graph (and save the details of the shortest path) using a breadth-first implementation of Djikstra's algorithm</text:p>
      <text:p text:style-name="Standard"/>
      <text:p text:style-name="Standard"><text:tab/><text:tab/>void clean(Vertex* root): method to clean the distanceFromInitial and pathFromInitial data from every node in the Graph</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float*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float*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float linearDistance(Vertex* a, Vertex* b): pure virtual method to determine the linear distance between two nodes (regardless of connectedness); has arbitrary units</text:p>
      <text:p text:style-name="P2"/>
      <text:p text:style-name="P2"><text:tab/><text:tab/>float*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445616756"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float*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float linearDistance(Vertex* a, Vertex* b): gives the linear distance between two Vertices, using the return value from GrowingNetwork2D::edgeArcDistance(Vertex* a, Vertex* b) to calculate the length of the corresponding chord</text:p>
      <text:p text:style-name="P2"/>
      <text:p text:style-name="P2"><text:tab/><text:tab/>float*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float*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float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float radius: the radius of the sphere on the surface of which the nodes lie; currently constant (with a value of 1 set by the constructor), but possibly subject to change</text:p>
      <text:p text:style-name="P2"/>
      <text:p text:style-name="P2"><text:tab/><text:tab/>float baseGam: the value to be used in calculating the gamma parameter to the function GrowingNetwork3D::gradientDescent; defaults to 1.0</text:p>
      <text:p text:style-name="P2"/>
      <text:p text:style-name="P2"><text:tab/><text:tab/>float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float baseGam = 1.0, float baseTol = 1.0, float baseItr = 36): arranges the first m+1 nodes in a clique on the sphere in an equalized configuration, then grows the remaining n – (m+1) nodes using GrowingNetwork3D::grow(long int n) with n – (m+1) <text:soft-page-break/>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731635466"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float*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float* position, long int startTime)</text:p>
      <text:p text:style-name="P2"/>
      <text:p text:style-name="P2"><text:tab/><text:tab/>float distanceSquared(SpatialVertex* a, SpatialVertex* b): returns the square of the distance (a scalar) between two SpatialVertices each of three dimensions; used for quick distance comparisons and inverse-square forces</text:p>
      <text:p text:style-name="P2"/>
      <text:p text:style-name="P2"><text:tab/><text:tab/>float distance(SpatialVertex* a, SpatialVertex* b): returns the distance (as a scalar) between two SpatialVertices of three dimensions; relies on the distanceSquared method</text:p>
      <text:p text:style-name="P2"/>
      <text:p text:style-name="P2"><text:tab/><text:tab/>float* sumForces(SpatialVertex* node): sums the force vectors (of magnitude 1/r^2) on a single node from all other nodes in the graph, excluding itself from such a sum; returns a dynamically allocated array of float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float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float gamma, float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tab/><text:tab/>float calculateMinimumPotential(long int n, long int d): calculate the minimum potential <text:soft-page-break/>of n nodes on a unit sphere, based on the equation given in the design document; additionally, there is a parameter d for the dimension of the space, which is not used</text:p>
      <text:p text:style-name="P2"/>
      <text:p text:style-name="P2"><text:tab/><text:tab/>float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float alpha: this is a constant specifying the force constant for electron-electron interactions.</text:p>
      <text:p text:style-name="P2"><text:tab/></text:p>
      <text:p text:style-name="P2"><text:tab/><text:tab/>float beta: this is a constant specifying the force constant for electron-cloud interactions. By default this is set to be alpha*N so that there is always the same amount of positive charge as there is negative charge.</text:p>
      <text:p text:style-name="P2"/>
      <text:p text:style-name="P1">NGraph<text:span text:style-name="T2">: an extension of GrowingNetwork intended to collect basic functionality of NSphere and NBall in one class; more to follow</text:span></text:p>
      <text:p text:style-name="P2"/>
      <text:p text:style-name="P1">NSphere<text:span text:style-name="T2">: an extension of GrowingNetwork (because dynamic binding hinders compiler optimization) to an arbitrary number of dimensions with SpatialVertices placed on an N-dimensional sphere in (N+1)-dimensional space</text:span></text:p>
      <text:p text:style-name="P2"/>
      <text:p text:style-name="P2"><text:tab/>Macros:</text:p>
      <text:p text:style-name="P2"/>
      <text:p text:style-name="P2"><text:tab/><text:tab/>NSPHERE_DEFAULT_RADIUS: the default radius to which all points must return, currently is 1.0</text:p>
      <text:p text:style-name="P2"/>
      <text:p text:style-name="P2"><text:tab/><text:tab/>NSPHERE_DEFAULT_GAMMA: the default baseGam value passed to the NSphere constructor, currently is 1.0</text:p>
      <text:p text:style-name="P2"/>
      <text:p text:style-name="P2"><text:tab/><text:tab/>NSPHERE_DEFAULT_TOLERANCE: the default baseTol value passed to the NSphere constructor, currently is 0.001</text:p>
      <text:p text:style-name="P2"/>
      <text:p text:style-name="P2"><text:tab/><text:tab/>NSPHERE_DEFAULT_ITERATIONS: the default baseItr value passed to the NSphere <text:soft-page-break/>constructor, currently is 100</text:p>
      <text:p text:style-name="P2"/>
      <text:p text:style-name="P2"><text:tab/><text:tab/>NSPHERE_DEFAULT_THRESHOLD: the default threshold below which gradient descent will be called with each additional node, regardless of the equalization period, currently 100</text:p>
      <text:p text:style-name="P2"/>
      <text:p text:style-name="P2"><text:tab/><text:tab/>NSPHERE_DEFAULT_PERIOD: the default period with which equalization will occur (in units of nodes added), currently 1</text:p>
      <text:p text:style-name="P2"/>
      <text:p text:style-name="P2"><text:tab/><text:tab/>NSPHERE_LINEAR_DISTANCE(nodePos, otherPos, dist): a macro which is designed to take two position vectors of dimension DIM+1 (nodePos and otherPos) and store the distance between them in a variable (not a pointer), dist</text:p>
      <text:p text:style-name="P1"/>
      <text:p text:style-name="P1"><text:tab/><text:span text:style-name="T2">Fields:</text:span></text:p>
      <text:p text:style-name="P2"/>
      <text:p text:style-name="P2"><text:tab/><text:tab/>const long int DIM: the dimension of the sphere, which is one less than the dimension of the space in which it is embedded; all SpatialVertices are of dimension DIM+1</text:p>
      <text:p text:style-name="P2"/>
      <text:p text:style-name="P2"><text:tab/><text:tab/>float radius: the radius of the NSphere, to which all points are bound</text:p>
      <text:p text:style-name="P2"/>
      <text:p text:style-name="P2"><text:tab/><text:tab/>float baseGam: the base value for the timestep, gamma, of the NSphere::gradientDescent algorithm</text:p>
      <text:p text:style-name="P2"/>
      <text:p text:style-name="P2"><text:tab/><text:tab/>float baseTol: the base value for the tolerance (in units of average half-separation between tightly packed nodes) of the NSphere::gradientDescent algorithm</text:p>
      <text:p text:style-name="P2"/>
      <text:p text:style-name="P2"><text:tab/><text:tab/>long int baseItr: the base value for the maximum iterations of any given call to the NSphere::gradientDescent algorithm</text:p>
      <text:p text:style-name="P2"/>
      <text:p text:style-name="P2"><text:tab/><text:tab/>long int equalizationThreshold: the graph size below which equalization should take place after each additional node; above this size, equalization may take place less frequently</text:p>
      <text:p text:style-name="P2"/>
      <text:p text:style-name="P2"><text:tab/><text:tab/>long int equalizationPeriod: the number of nodes added per call to gradient descent; if, during the growth phase, N%equalizationPeriod == 0 or N &lt; equalizationThreshold, then gradient descent will be called</text:p>
      <text:p text:style-name="P2"/>
      <text:p text:style-name="Standard"><text:span text:style-name="T2"><text:tab/><text:tab/>float iterationWeights: a bookkeeping variable to track the amount of computation done by NSphere::gradientDescent during the life of the object; the weight of a single iteration in NSphere::gradientDescent is N</text:span><text:span text:style-name="T6">2</text:span>, so a single call to NSphere::gradientDescent may increase iterationWeights by up to baseItr * <text:span text:style-name="T2">N</text:span><text:span text:style-name="T6">2</text:span></text:p>
      <text:p text:style-name="P2"/>
      <text:p text:style-name="P2"><text:tab/>Methods:</text:p>
      <text:p text:style-name="P2"/>
      <text:p text:style-name="P2"><text:tab/><text:tab/>SpatialVertex* getNode(long int i): method to retrieve a node from Graph::nodes and cast it to a SpatialVertex*</text:p>
      <text:p text:style-name="P2"/>
      <text:p text:style-name="P2"><text:tab/><text:tab/>float*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text:soft-page-break/></text:p>
      <text:p text:style-name="P2"><text:tab/><text:tab/>void grow(long int n): adds n new nodes, calling gradient descent after every node (if the graph size is below equalizationThreshold) or after a number of nodes determined by equalizationPeriod; as each new node is added, if the number m is large (greater than the dimension), then the location of the new node is set to be the average position of its m nearest neighbors</text:p>
      <text:p text:style-name="P2"/>
      <text:p text:style-name="P2"><text:tab/><text:tab/>float linearDistance(Vertex* a, Vertex* b): overrides the pure virtual method GrowingNetwork::linearDistance to provide the (unsigned) scalar distance between two SpatialVertices of dimension DIM+1; relies on the overloaded function of the same name with float* parameters (OBSOLETE)</text:p>
      <text:p text:style-name="P2"/>
      <text:p text:style-name="P2"><text:tab/><text:tab/>float linearDistance(float* a, float* b): calculates the (unsigned) scalar distance between two position vectors, which must be of dimension DIM+1 (aka in the space in which the NSphere is embedded); otherwise, behavior is undefined and possibly fatal (OBSOLETE)</text:p>
      <text:p text:style-name="P2"/>
      <text:p text:style-name="P2"><text:tab/>SpatialVertex** findMNearestNeighbors(SpatialVertex* start): finds the m spatially nearest neighbors (self not included) to a given SpatialVertex*, which must be of the same dimension as the SpatialVertices of the NSphere (DIM+1), though it does not need to belong to the NSphere; this method returns an array which should be deleted after use</text:p>
      <text:p text:style-name="P2"/>
      <text:p text:style-name="Standard"><text:span text:style-name="T2"><text:tab/><text:tab/>float* sumForces(SpatialVertex* node): sums the forces on a single node from all nodes, using r</text:span><text:span text:style-name="T6">-DIM</text:span><text:span text:style-name="T2"> as the magnitude of the force between two nodes separated by a distance r (as a generalization of Coulomb's law to a (DIM+1)-dimensional space); dynamically allocates an array which should be deleted after use</text:span></text:p>
      <text:p text:style-name="P2"/>
      <text:p text:style-name="P2"><text:tab/><text:tab/>void normalizeRadius(SpatialVertex* node): normalizes the radial distance of a given node to the radius of the NSphere on which it should lie</text:p>
      <text:p text:style-name="P2"/>
      <text:p text:style-name="Standard"><text:span text:style-name="T2"><text:tab/><text:tab/>void equalize(): calls gradient descent with a gamma that scales with 1/(N</text:span><text:span text:style-name="T6">1+1/DIM</text:span>), and a tolerance and maximum iterations which do not scale with N in any way</text:p>
      <text:p text:style-name="Standard"/>
      <text:p text:style-name="Standard"><text:tab/><text:tab/>void gradientDescent(float gamma, float tolerance, long int maxItr): method to apply gradientDescent to the points on the sphere, normalizing their radial distances to the radius of the sphere after every movement, using gamma as the timestep, tolerance the maximum displacement per timestep to allow premature exiting (in units of the radius of the average volume of N closely packed balls), and maxItr as the largest allowed number of iterations (regardless of tolerance)</text:p>
      <text:p text:style-name="P2"/>
      <text:p text:style-name="P1">NBall<text:span text:style-name="T2">: an N-dimensional generalization of PositiveChargeGrowingNetwork2D, which inherits from GrowingNetwork rather than PositiveChargeGrowingNetwork2D because optimization is hindered by dynamic binding<text:line-break/></text:span></text:p>
      <text:p text:style-name="P2"><text:tab/>Macros:</text:p>
      <text:p text:style-name="P2"/>
      <text:p text:style-name="P2"><text:tab/><text:tab/>NBALL_DEFAULT_RADIUS: the default radius passed to the constructor, 1.0</text:p>
      <text:p text:style-name="P2"/>
      <text:p text:style-name="P2"><text:tab/><text:tab/>NBALL_DEFAULT_ALPHA: the default inter-node force constant passed to the constructor, 1.0</text:p>
      <text:p text:style-name="P2"/>
      <text:p text:style-name="P2"><text:tab/><text:tab/>NBALL_DEFAULT_GAMMA: the default time-step size passed to the constructor, 1.0</text:p>
      <text:p text:style-name="P2"><text:soft-page-break/></text:p>
      <text:p text:style-name="P2"><text:tab/><text:tab/>NBALL_DEFAULT_TOLERANCE: the default tolerance passed to the constructor, 0.001</text:p>
      <text:p text:style-name="P2"/>
      <text:p text:style-name="P2"><text:tab/><text:tab/>NBALL_DEFAULT_ITERATIONS: the default maximum number of iterations passed to the constructor, 100</text:p>
      <text:p text:style-name="P2"/>
      <text:p text:style-name="P2"><text:tab/><text:tab/>NBALL_DEFAULT_THRESHOLD: the default threshold below which equalization will take place after every additional node, 1000</text:p>
      <text:p text:style-name="P2"/>
      <text:p text:style-name="P2"><text:tab/><text:tab/>NBALL_DEFAULT_PERIOD: the default number of nodes to be added per each call to the gradient descent algorithm, 1</text:p>
      <text:p text:style-name="P2"/>
      <text:p text:style-name="P2"><text:tab/><text:tab/>NBALL_LINEAR_DISTANCE(nodePos, otherPos, dist): a macro which is designed to take two position vectors of dimension DIM (nodePos and otherPos) and store the distance between them in a variable (not a pointer), dist</text:p>
      <text:p text:style-name="P2"/>
      <text:p text:style-name="P2"><text:tab/>Fields:</text:p>
      <text:p text:style-name="P2"><text:tab/><text:tab/>const long int DIM: the dimension of the NBall, set at initialization and immutable thereafter</text:p>
      <text:p text:style-name="P2"/>
      <text:p text:style-name="P2"><text:tab/><text:tab/>float radius: the radius of the ball which nodes may occupy; limits the placement of nodes using NBall::randomLocation</text:p>
      <text:p text:style-name="P2"/>
      <text:p text:style-name="P2"><text:tab/><text:tab/>float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float baseGamma: the base value of the timestep size for iterations of the gradient descent algorithm</text:p>
      <text:p text:style-name="P2"/>
      <text:p text:style-name="P2"><text:tab/><text:tab/>float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equalizationThreshold: the number of nodes below which gradient descent is applied after each additional node, regardless of the equalizationPeriod</text:p>
      <text:p text:style-name="P2"/>
      <text:p text:style-name="P2"><text:tab/><text:tab/>long int equalizationPeriod: the number of nodes added between calls to gradient descent (if the number of nodes is above the equalizationThreshold); above the threshold, gradient descent is called during the growth phase if and only if N%equalizationPeriod == 0</text:p>
      <text:p text:style-name="P2"/>
      <text:p text:style-name="P2"><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soft-page-break/><text:tab/><text:tab/>NBall(long int n, long int m, long int d, float r = NBALL_DEFAULT_RADIUS, float a = NBALL_DEFAULT_ALPHA, float g = NBALL_DEFAULT_GAMMA, float t = NBALL_DEFAULT_TOLERANCE, long int i = NBALL_DEFAULT_ITERATIONS, long int et = NBALL_DEFAULT_THRESHOLD, long int ep = NBALL_DEFAULT_PERIOD): constructor with some default parameters (number of nodes, new links formed per node, dimension, and the defaults: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djusting the value of beta after every addition, and calling gradient descent after every node (if the graph size is below equalizationThreshold) or after a number of nodes determined by equalizationPeriod; as each new node is added, if the number m is large (greater than the dimension), then the location of the new node is set to be the average position of its m nearest neighbors</text:p>
      <text:p text:style-name="P2"/>
      <text:p text:style-name="P2"><text:tab/><text:tab/>float*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float linearDistance(Vertex* a, Vertex* b): overrides GrowingNetwork::linearDistance to apply to SpatialVertices*; unsafe for use with any class that is not a SpatialVertex or a derived class (OBSOLETE)</text:p>
      <text:p text:style-name="P2"/>
      <text:p text:style-name="P2"><text:tab/><text:tab/>float linearDistance(float* a, float* b): returns the distance between two position vectors a and b, assumed to be of dimension DIM (OBSOLETE)</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float*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7"><text:tab/><text:tab/>void equalize(): calls NBall::gradientDescent with the parameter gamma scaling with 1/N</text:span><text:span text:style-name="T5">1+1/D</text:span>, and the tolerance and maximum iterations not scaling at all</text:p>
      <text:p text:style-name="Standard"/>
      <text:p text:style-name="Standard"><text:tab/><text:tab/>void gradientDescent(float gamma, float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oft-page-break/><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15T16:18:46</dc:date>
    <meta:editing-duration>PT13H32M29S</meta:editing-duration>
    <meta:editing-cycles>214</meta:editing-cycles>
    <meta:generator>LibreOffice/3.5$Linux_x86 LibreOffice_project/350m1$Build-2</meta:generator>
    <meta:document-statistic meta:table-count="0" meta:image-count="0" meta:object-count="0" meta:page-count="12" meta:paragraph-count="169" meta:word-count="4251" meta:character-count="28331" meta:non-whitespace-character-count="23952"/>
  </office:meta>
</office:document-meta>
</file>